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FB000001CBFAE7186C.jpg" manifest:media-type="image/jpeg"/>
  <manifest:file-entry manifest:full-path="Pictures/100000000000020F0000019E2E9228B5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cm" svg:stroke-color="#3465a4" draw:fill="solid" draw:fill-color="#729fcf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8cm" svg:stroke-color="#111111" draw:stroke-linejoin="round" draw:fill="solid" draw:fill-color="#ccff00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cm" svg:stroke-color="#111111" draw:fill="solid" draw:fill-color="#ff99ff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1cm" svg:stroke-color="#0084d1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cm" svg:stroke-color="#dd4814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cm" svg:stroke-color="#ff808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svg:stroke-color="#314004" draw:fill="solid" draw:fill-color="#006699" draw:textarea-horizontal-align="justify" draw:textarea-vertical-align="middle" draw:auto-grow-height="fals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ctwithoutfill">
      <style:graphic-properties svg:stroke-width="0.1cm" draw:marker-start="Arrowheads_20_1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color="#314004" draw:fill="solid" draw:fill-color="#579d1c" draw:textarea-horizontal-align="justify" draw:textarea-vertical-align="middle" draw:auto-grow-height="false"/>
    </style:style>
    <style:style style:name="gr19" style:family="graphic" style:parent-style-name="standard">
      <style:graphic-properties svg:stroke-color="#314004" draw:fill="solid" draw:fill-color="#729fcf" draw:textarea-horizontal-align="justify" draw:textarea-vertical-align="middle" draw:auto-grow-height="false"/>
    </style:style>
    <style:style style:name="gr20" style:family="graphic" style:parent-style-name="standard">
      <style:graphic-properties svg:stroke-color="#314004" draw:fill="solid" draw:fill-color="#9999cc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marker-start="Arrowheads_20_1" draw:marker-end="Arrowheads_20_1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ccffcc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color="#003333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cc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variant="normal" fo:text-transform="none" fo:color="#ffd320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cc0000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color="#ccffcc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003333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5.197cm" svg:height="3.504cm" svg:x="1.4cm" svg:y="0.837cm">
          <text:p text:style-name="P1"><text:span text:style-name="T1">轉接板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7.798cm" svg:height="9.998cm" svg:x="10cm" svg:y="7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0.398cm" svg:height="0.398cm" svg:x="17.2cm" svg:y="8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0.398cm" svg:height="0.398cm" svg:x="17.2cm" svg:y="8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3" draw:layer="layout" svg:width="0.398cm" svg:height="0.398cm" svg:x="17.2cm" svg:y="9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3" draw:layer="layout" svg:width="0.398cm" svg:height="0.398cm" svg:x="17.2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" draw:text-style-name="P3" draw:layer="layout" svg:width="0.398cm" svg:height="0.398cm" svg:x="17.2cm" svg:y="1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" draw:text-style-name="P3" draw:layer="layout" svg:width="0.398cm" svg:height="0.398cm" svg:x="17.2cm" svg:y="10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" draw:text-style-name="P3" draw:layer="layout" svg:width="0.398cm" svg:height="0.398cm" svg:x="17.2cm" svg:y="11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" draw:text-style-name="P3" draw:layer="layout" svg:width="0.398cm" svg:height="0.398cm" svg:x="17.2cm" svg:y="10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" draw:text-style-name="P3" draw:layer="layout" svg:width="0.398cm" svg:height="0.398cm" svg:x="17.2cm" svg:y="1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" draw:text-style-name="P3" draw:layer="layout" svg:width="0.398cm" svg:height="0.398cm" svg:x="17.2cm" svg:y="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" draw:text-style-name="P3" draw:layer="layout" svg:width="0.398cm" svg:height="0.398cm" svg:x="17.2cm" svg:y="12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" draw:text-style-name="P3" draw:layer="layout" svg:width="0.398cm" svg:height="0.398cm" svg:x="17.2cm" svg:y="12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" draw:text-style-name="P3" draw:layer="layout" svg:width="0.398cm" svg:height="0.398cm" svg:x="17.2cm" svg:y="13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" draw:text-style-name="P3" draw:layer="layout" svg:width="0.398cm" svg:height="0.398cm" svg:x="17.2cm" svg:y="13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" draw:text-style-name="P3" draw:layer="layout" svg:width="0.398cm" svg:height="0.398cm" svg:x="17.2cm" svg:y="14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" draw:text-style-name="P3" draw:layer="layout" svg:width="0.398cm" svg:height="0.398cm" svg:x="17.2cm" svg:y="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" draw:text-style-name="P3" draw:layer="layout" svg:width="0.398cm" svg:height="0.398cm" svg:x="17.2cm" svg:y="14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" draw:text-style-name="P3" draw:layer="layout" svg:width="0.398cm" svg:height="0.398cm" svg:x="17.2cm" svg:y="1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" draw:text-style-name="P3" draw:layer="layout" svg:width="0.398cm" svg:height="0.398cm" svg:x="17.2cm" svg:y="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" draw:text-style-name="P3" draw:layer="layout" svg:width="0.398cm" svg:height="0.398cm" svg:x="17.2cm" svg:y="15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" draw:text-style-name="P3" draw:layer="layout" svg:width="0.398cm" svg:height="0.398cm" svg:x="17.2cm" svg:y="16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" draw:text-style-name="P3" draw:layer="layout" svg:width="0.398cm" svg:height="0.398cm" svg:x="17.2cm" svg:y="1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" draw:text-style-name="P3" draw:layer="layout" svg:width="0.598cm" svg:height="0.598cm" svg:x="14.3cm" svg:y="8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" draw:text-style-name="P3" draw:layer="layout" svg:width="0.598cm" svg:height="0.598cm" svg:x="14.9cm" svg:y="8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" draw:text-style-name="P3" draw:layer="layout" svg:width="0.598cm" svg:height="0.598cm" svg:x="15.5cm" svg:y="8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" draw:text-style-name="P3" draw:layer="layout" svg:width="0.598cm" svg:height="0.598cm" svg:x="16.1cm" svg:y="8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" draw:text-style-name="P2" draw:layer="layout" svg:width="0.97cm" svg:height="0.727cm" svg:x="14.63cm" svg:y="7.173cm">
          <text:p text:style-name="P4"><text:span text:style-name="T2">T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" draw:text-style-name="P2" draw:layer="layout" svg:width="1.207cm" svg:height="0.727cm" svg:x="13.791cm" svg:y="7.2cm">
          <text:p text:style-name="P4"><text:span text:style-name="T2">Vc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" draw:text-style-name="P2" draw:layer="layout" svg:width="1.016cm" svg:height="0.727cm" svg:x="15.4cm" svg:y="7.2cm">
          <text:p text:style-name="P4"><text:span text:style-name="T2">R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" draw:text-style-name="P2" draw:layer="layout" svg:width="1.304cm" svg:height="0.727cm" svg:x="16.2cm" svg:y="7.2cm">
          <text:p text:style-name="P4"><text:span text:style-name="T2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" draw:text-style-name="P2" draw:layer="layout" svg:width="3.898cm" svg:height="0.96cm" svg:x="13.8cm" svg:y="6.4cm">
          <text:p text:style-name="P4"><text:span text:style-name="T3">Uart_Mc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6" draw:text-style-name="P3" draw:layer="layout" svg:x1="16.7cm" svg:y1="8.8cm" svg:x2="17.2cm" svg:y2="8.6cm">
          <text:p/>
        </draw:line>
        <draw:line draw:name="Line 35" draw:style-name="gr6" draw:text-style-name="P3" draw:layer="layout" svg:x1="15.8cm" svg:y1="9.1cm" svg:x2="15.8cm" svg:y2="9.4cm">
          <text:p/>
        </draw:line>
        <draw:line draw:name="Line 36" draw:style-name="gr6" draw:text-style-name="P3" draw:layer="layout" svg:x1="15.8cm" svg:y1="9.4cm" svg:x2="16.8cm" svg:y2="9.4cm">
          <text:p/>
        </draw:line>
        <draw:line draw:name="Line 37" draw:style-name="gr6" draw:text-style-name="P3" draw:layer="layout" svg:x1="16.8cm" svg:y1="9.4cm" svg:x2="16.8cm" svg:y2="9cm">
          <text:p/>
        </draw:line>
        <draw:line draw:name="Line 38" draw:style-name="gr6" draw:text-style-name="P3" draw:layer="layout" svg:x1="16.8cm" svg:y1="9cm" svg:x2="17.2cm" svg:y2="9cm">
          <text:p/>
        </draw:line>
        <draw:line draw:name="Line 39" draw:style-name="gr6" draw:text-style-name="P3" draw:layer="layout" svg:x1="15.2cm" svg:y1="9.1cm" svg:x2="15.2cm" svg:y2="9.6cm">
          <text:p/>
        </draw:line>
        <draw:line draw:name="Line 40" draw:style-name="gr6" draw:text-style-name="P3" draw:layer="layout" svg:x1="15.2cm" svg:y1="9.6cm" svg:x2="17cm" svg:y2="9.6cm">
          <text:p/>
        </draw:line>
        <draw:line draw:name="Line 41" draw:style-name="gr6" draw:text-style-name="P3" draw:layer="layout" svg:x1="17cm" svg:y1="9.6cm" svg:x2="17cm" svg:y2="9.4cm">
          <text:p/>
        </draw:line>
        <draw:line draw:name="Line 42" draw:style-name="gr6" draw:text-style-name="P3" draw:layer="layout" svg:x1="17cm" svg:y1="9.4cm" svg:x2="17.2cm" svg:y2="9.4cm">
          <text:p/>
        </draw:line>
        <draw:line draw:name="Line 43" draw:style-name="gr6" draw:text-style-name="P3" draw:layer="layout" svg:x1="14.6cm" svg:y1="9.1cm" svg:x2="14.6cm" svg:y2="9.8cm">
          <text:p/>
        </draw:line>
        <draw:line draw:name="Line 44" draw:style-name="gr6" draw:text-style-name="P3" draw:layer="layout" svg:x1="14.6cm" svg:y1="9.8cm" svg:x2="17.2cm" svg:y2="9.8cm">
          <text:p/>
        </draw:line>
        <draw:custom-shape draw:name="CustomShape 26" draw:style-name="gr4" draw:text-style-name="P3" draw:layer="layout" svg:width="0.598cm" svg:height="0.598cm" svg:x="12.901cm" svg:y="8.5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" draw:text-style-name="P3" draw:layer="layout" svg:width="0.598cm" svg:height="0.598cm" svg:x="12.302cm" svg:y="8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" draw:text-style-name="P3" draw:layer="layout" svg:width="0.598cm" svg:height="0.598cm" svg:x="11.702cm" svg:y="8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" draw:text-style-name="P3" draw:layer="layout" svg:width="0.598cm" svg:height="0.598cm" svg:x="11.103cm" svg:y="8.5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" draw:text-style-name="P3" draw:layer="layout" svg:width="0.598cm" svg:height="0.598cm" svg:x="10.504cm" svg:y="8.5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" draw:text-style-name="P2" draw:layer="layout" svg:width="1.304cm" svg:height="0.727cm" svg:x="17.594cm" svg:y="8.132cm">
          <text:p text:style-name="P4"><text:span text:style-name="T2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" draw:text-style-name="P2" draw:layer="layout" svg:width="1.207cm" svg:height="0.727cm" svg:x="12.585cm" svg:y="7.24cm">
          <text:p text:style-name="P4"><text:span text:style-name="T2">Vcc</text:span></text:p>
          <text:p text:style-name="P4"><text:span text:style-name="T2">i2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" draw:text-style-name="P2" draw:layer="layout" svg:width="1.304cm" svg:height="0.727cm" svg:x="10.094cm" svg:y="7.232cm">
          <text:p text:style-name="P4"><text:span text:style-name="T2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" draw:text-style-name="P2" draw:layer="layout" svg:width="3.921cm" svg:height="0.727cm" svg:x="17.679cm" svg:y="9.833cm">
          <text:p text:style-name="P4"><text:span text:style-name="T2">Vcc_i2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6" draw:text-style-name="P3" draw:layer="layout" svg:x1="10.8cm" svg:y1="8.2cm" svg:x2="10.8cm" svg:y2="8.5cm">
          <text:p/>
        </draw:line>
        <draw:line draw:name="Line 44" draw:style-name="gr6" draw:text-style-name="P3" draw:layer="layout" svg:x1="10.8cm" svg:y1="8.2cm" svg:x2="17.4cm" svg:y2="8.2cm">
          <text:p/>
        </draw:line>
        <draw:line draw:name="Line 35" draw:style-name="gr6" draw:text-style-name="P3" draw:layer="layout" svg:x1="17.4cm" svg:y1="8.2cm" svg:x2="17.4cm" svg:y2="8.4cm">
          <text:p/>
        </draw:line>
        <draw:line draw:name="Line 43" draw:style-name="gr6" draw:text-style-name="P3" draw:layer="layout" svg:x1="13.2cm" svg:y1="9.1cm" svg:x2="13.2cm" svg:y2="10.2cm">
          <text:p/>
        </draw:line>
        <draw:line draw:name="Line 43" draw:style-name="gr6" draw:text-style-name="P3" draw:layer="layout" svg:x1="12.6cm" svg:y1="9.1cm" svg:x2="12.6cm" svg:y2="10.6cm">
          <text:p/>
        </draw:line>
        <draw:line draw:name="Line 43" draw:style-name="gr6" draw:text-style-name="P3" draw:layer="layout" svg:x1="12cm" svg:y1="9.1cm" svg:x2="12cm" svg:y2="11cm">
          <text:p/>
        </draw:line>
        <draw:line draw:name="Line 43" draw:style-name="gr6" draw:text-style-name="P3" draw:layer="layout" svg:x1="11.4cm" svg:y1="9.1cm" svg:x2="11.4cm" svg:y2="11.4cm">
          <text:p/>
        </draw:line>
        <draw:line draw:name="Line 44" draw:style-name="gr6" draw:text-style-name="P3" draw:layer="layout" svg:x1="13.2cm" svg:y1="10.2cm" svg:x2="17.2cm" svg:y2="10.2cm">
          <text:p/>
        </draw:line>
        <draw:line draw:name="Line 44" draw:style-name="gr6" draw:text-style-name="P3" draw:layer="layout" svg:x1="12.6cm" svg:y1="10.6cm" svg:x2="17.2cm" svg:y2="10.6cm">
          <text:p/>
        </draw:line>
        <draw:line draw:name="Line 44" draw:style-name="gr6" draw:text-style-name="P3" draw:layer="layout" svg:x1="12cm" svg:y1="11cm" svg:x2="17.2cm" svg:y2="11cm">
          <text:p/>
        </draw:line>
        <draw:line draw:name="Line 44" draw:style-name="gr6" draw:text-style-name="P3" draw:layer="layout" svg:x1="11.4cm" svg:y1="11.4cm" svg:x2="17.2cm" svg:y2="11.4cm">
          <text:p/>
        </draw:line>
        <draw:custom-shape draw:name="CustomShape 30" draw:style-name="gr5" draw:text-style-name="P2" draw:layer="layout" svg:width="3.921cm" svg:height="0.727cm" svg:x="17.704cm" svg:y="10.305cm">
          <text:p text:style-name="P4"><text:span text:style-name="T2">S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" draw:text-style-name="P2" draw:layer="layout" svg:width="3.921cm" svg:height="0.727cm" svg:x="17.737cm" svg:y="10.643cm">
          <text:p text:style-name="P4"><text:span text:style-name="T2">SC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" draw:text-style-name="P2" draw:layer="layout" svg:width="3.921cm" svg:height="0.727cm" svg:x="17.77cm" svg:y="10.981cm">
          <text:p text:style-name="P4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8" draw:text-style-name="P2" draw:layer="layout" svg:width="25.197cm" svg:height="3.505cm" svg:x="1.4cm" svg:y="0.837cm">
          <text:p text:style-name="P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3" draw:layer="layout" svg:width="13.942cm" svg:height="10.952cm" svg:x="7.2cm" svg:y="4.914cm">
          <draw:image xlink:href="Pictures/100000000000020F0000019E2E9228B5.jpg" xlink:type="simple" xlink:show="embed" xlink:actuate="onLoad">
            <text:p/>
          </draw:image>
        </draw:frame>
        <draw:custom-shape draw:name="CustomShape 2" draw:style-name="gr10" draw:text-style-name="P3" draw:layer="layout" svg:width="1.399cm" svg:height="1.999cm" svg:x="10.3cm" svg:y="8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3" draw:layer="layout" svg:width="1.399cm" svg:height="1.999cm" svg:x="14.3cm" svg:y="11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3" draw:layer="layout" svg:width="1.399cm" svg:height="1.999cm" svg:x="14.3cm" svg:y="9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" draw:text-style-name="P2" draw:layer="layout" svg:width="2.08cm" svg:height="1.206cm" svg:x="9.919cm" svg:y="6.993cm">
          <text:p text:style-name="P1"><text:span text:style-name="T4">PLL0</text:span></text:p>
          <text:p text:style-name="P1"><text:span text:style-name="T4">664M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5" draw:text-style-name="P2" draw:layer="layout" svg:width="2.08cm" svg:height="1.206cm" svg:x="14.2cm" svg:y="8cm">
          <text:p text:style-name="P1"><text:span text:style-name="T5">PLL2</text:span></text:p>
          <text:p text:style-name="P1"><text:span text:style-name="T5">528M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5" draw:text-style-name="P2" draw:layer="layout" svg:width="2.08cm" svg:height="1.206cm" svg:x="14.2cm" svg:y="13.6cm">
          <text:p text:style-name="P1"><text:span text:style-name="T5">PLL1</text:span></text:p>
          <text:p text:style-name="P1"><text:span text:style-name="T5">528M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" draw:text-style-name="P3" draw:layer="layout" svg:width="2.199cm" svg:height="2.199cm" svg:x="19.2cm" svg:y="7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5" draw:text-style-name="P2" draw:layer="layout" svg:width="1.936cm" svg:height="0.806cm" svg:x="19.319cm" svg:y="6.993cm">
          <text:p text:style-name="P1"><text:span text:style-name="T6">ARM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style-name="gr13" draw:text-style-name="P6" draw:layer="layout" svg:width="4.2cm" svg:height="7cm" svg:x="10.1cm" svg:y="4cm">
          <text:p text:style-name="P5"><text:span text:style-name="T7">Flash 1</text:span></text:p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3.413cm" svg:height="12.143cm" svg:x="14.5cm" svg:y="4.057cm">
          <draw:image xlink:href="Pictures/10000000000001FB000001CBFAE7186C.jpg" xlink:type="simple" xlink:show="embed" xlink:actuate="onLoad">
            <text:p/>
          </draw:image>
        </draw:frame>
        <draw:custom-shape draw:style-name="gr15" draw:text-style-name="P5" draw:layer="layout" svg:width="4.2cm" svg:height="7cm" svg:x="10.1cm" svg:y="11cm">
          <text:p text:style-name="P5"><text:span text:style-name="T7">Flash 2</text:span></text:p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03cm" svg:height="0.806cm" svg:x="6.7cm" svg:y="3.6cm">
          <draw:text-box>
            <text:p><text:span text:style-name="T8">0x1000_0000</text:span></text:p>
          </draw:text-box>
        </draw:frame>
        <draw:frame draw:style-name="gr16" draw:text-style-name="P7" draw:layer="layout" svg:width="3.656cm" svg:height="0.806cm" svg:x="6.701cm" svg:y="10.2cm">
          <draw:text-box>
            <text:p><text:span text:style-name="T8">0x13FF_FFFF</text:span></text:p>
          </draw:text-box>
        </draw:frame>
        <draw:frame draw:style-name="gr16" draw:text-style-name="P7" draw:layer="layout" svg:width="3.503cm" svg:height="0.806cm" svg:x="6.702cm" svg:y="10.9cm">
          <draw:text-box>
            <text:p><text:span text:style-name="T8">0x1400_0000</text:span></text:p>
          </draw:text-box>
        </draw:frame>
        <draw:frame draw:style-name="gr16" draw:text-style-name="P7" draw:layer="layout" svg:width="3.656cm" svg:height="0.806cm" svg:x="6.703cm" svg:y="17.6cm">
          <draw:text-box>
            <text:p><text:span text:style-name="T8">0x17FF_FFFF</text:span></text:p>
          </draw:text-box>
        </draw:frame>
        <draw:line draw:style-name="gr17" draw:text-style-name="P5" draw:layer="layout" svg:x1="8.5cm" svg:y1="4.406cm" svg:x2="8.5cm" svg:y2="10.2cm">
          <text:p/>
        </draw:line>
        <draw:line draw:style-name="gr17" draw:text-style-name="P5" draw:layer="layout" svg:x1="8.5cm" svg:y1="11.806cm" svg:x2="8.5cm" svg:y2="17.6cm">
          <text:p/>
        </draw:line>
        <draw:frame draw:style-name="gr16" draw:text-style-name="P7" draw:layer="layout" svg:width="1.793cm" svg:height="0.806cm" svg:x="8.507cm" svg:y="6.794cm">
          <draw:text-box>
            <text:p><text:span text:style-name="T8">64MB</text:span></text:p>
          </draw:text-box>
        </draw:frame>
        <draw:frame draw:style-name="gr16" draw:text-style-name="P7" draw:layer="layout" svg:width="1.793cm" svg:height="0.806cm" svg:x="8.508cm" svg:y="14.394cm">
          <draw:text-box>
            <text:p><text:span text:style-name="T8">64MB</text:span></text:p>
          </draw:text-box>
        </draw:frame>
        <draw:custom-shape draw:style-name="gr18" draw:text-style-name="P8" draw:layer="layout" svg:width="3cm" svg:height="2.2cm" svg:x="3.374cm" svg:y="3.981cm">
          <text:p text:style-name="P5"><text:span text:style-name="T9">U-boot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3cm" svg:height="2.2cm" svg:x="3.374cm" svg:y="6.681cm">
          <text:p text:style-name="P5"><text:span text:style-name="T9">Kernel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3cm" svg:height="2.2cm" svg:x="3.374cm" svg:y="9.381cm">
          <text:p text:style-name="P5"><text:span text:style-name="T9">File Sys</text:span></text:p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3.084cm" svg:height="0.729cm" svg:x="0.401cm" svg:y="3.6cm">
          <draw:text-box>
            <text:p><text:span text:style-name="T10">0x1000_0000</text:span></text:p>
          </draw:text-box>
        </draw:frame>
        <draw:frame draw:style-name="gr16" draw:text-style-name="P9" draw:layer="layout" svg:width="3.169cm" svg:height="0.729cm" svg:x="0.401cm" svg:y="5.801cm">
          <draw:text-box>
            <text:p><text:span text:style-name="T10">0x1007_FFFF</text:span></text:p>
          </draw:text-box>
        </draw:frame>
        <draw:frame draw:style-name="gr16" draw:text-style-name="P9" draw:layer="layout" svg:width="3.084cm" svg:height="0.729cm" svg:x="0.401cm" svg:y="6.402cm">
          <draw:text-box>
            <text:p><text:span text:style-name="T10">0x1022_0000</text:span></text:p>
          </draw:text-box>
        </draw:frame>
        <draw:frame draw:style-name="gr16" draw:text-style-name="P9" draw:layer="layout" svg:width="3.19cm" svg:height="0.729cm" svg:x="0.401cm" svg:y="8.503cm">
          <draw:text-box>
            <text:p><text:span text:style-name="T10">0x106F_FFFF</text:span></text:p>
          </draw:text-box>
        </draw:frame>
        <draw:frame draw:style-name="gr16" draw:text-style-name="P9" draw:layer="layout" svg:width="3.084cm" svg:height="0.729cm" svg:x="0.401cm" svg:y="9.104cm">
          <draw:text-box>
            <text:p><text:span text:style-name="T10">0x1080_0000</text:span></text:p>
          </draw:text-box>
        </draw:frame>
        <draw:frame draw:style-name="gr16" draw:text-style-name="P9" draw:layer="layout" svg:width="3.211cm" svg:height="0.729cm" svg:x="0.401cm" svg:y="11.205cm">
          <draw:text-box>
            <text:p><text:span text:style-name="T10">0x11FF_FFFF</text:span></text:p>
          </draw:text-box>
        </draw:frame>
        <draw:frame draw:style-name="gr21" draw:layer="layout" svg:width="3.849cm" svg:height="1cm" svg:x="10.3cm" svg:y="2.6cm">
          <draw:text-box>
            <text:p>L6021 資料</text:p>
          </draw:text-box>
        </draw:frame>
        <draw:frame draw:style-name="gr21" draw:layer="layout" svg:width="3.252cm" svg:height="1cm" svg:x="3.201cm" svg:y="2.6cm">
          <draw:text-box>
            <text:p>User設計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TW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Droid Sans Fallback" style:font-family-complex="'Droid Sans Fallbac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Droid Sans Fallback" style:font-family-complex="'Droid Sans Fallback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ARM_EABI LibreOffice_project/420m0$Build-2</meta:generator>
    <dc:date>2015-09-11T14:01:31.450289098</dc:date>
    <meta:editing-duration>P0D</meta:editing-duration>
    <meta:editing-cycles>2</meta:editing-cycles>
    <meta:document-statistic meta:object-count="123"/>
  </office:meta>
</office:document-meta>
</file>